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28.8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isultato_analisi_files_sfoltito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name]Mayuri[line]“There’s just one thing I’m searching for...”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name]Mayuri[line]“the laughter of the stars,”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name]Mayuri[line]“twinkling in the wind,”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name]Mayuri[line]“you can grab it if you just reach out your han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Well, you see... listen to this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You know how movie theater seats are cramped, right? So I tried to sit as far to the edge as I could so I wouldn’t get in Amane-shi’s way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And then I heard this crack, and the seat almost brok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And then I tried to support myself, so I grabbed the armrest—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B-But... But...! It wasn’t the armrest, it was Amane-shi’s um... hand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...Yeah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Mom didn’t say anything about that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I’m telling the truth. It was so soft, it couldn’t have been an armrest. It was a girl’s hand! It had to have been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-I see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But you see, I’ve held a lot of 2D girls’ hands, but never a real girl’s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And? What happened then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Amane-shi’s so nice. I guess she didn’t try to shake it off because she didn’t want to hurt m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But you know how fat I am, right? I sweat a lot! She must have gotten soaked! But she didn’t say a word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And so I really started to think about tha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Oh, I see. That’s why you were acting so weir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I’m sure in her mind Amane-shi was going, ‘Get off me, you creepy loser pervert!’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Mom’s not like tha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 fact, from the way she was acting, she probably thought she’d upset him somehow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e problem was what she’d sai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at did she mean by that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 don’t know what Mom’s thinking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Suzuha, let’s give up on Mom and you can live with m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You’re not making any sense! How am I even supposed to be born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Uuuhh... But it’s impossible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How come you’re not even trying? Even if things look bad, you have to keep going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grabbed her father by the collar and shook him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f you don’t—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remembered how sad Yuki had looked when they’d said goodby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Otherwise, something awful will happen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Hey, Daru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Th-That’s righ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ho[line]“Yes, that’s righ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You’ve probably already noticed, but the choice you and Mayu-shi just made has changed the linea di universo a littl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In other words, I’m a different Hashida Itaru than the one in your linea di universo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Just who are you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Leskinen[line]“Are you aware of an American civilian intelligence company called Strategic Focus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[color index="280AA02D1400"]Stratfo[color index="800000"]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 at the same time, the total reorganization of Russia’s military strateg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’d even heard rumors that during the Gulf and Iraq Wars, they’d obtained information about the warring countries faster than anyone, and spread it as need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Is that true?”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[name]Announcements[line]“This is a Allarme di Attacco Guerriglia. I repeat, a Allarme di Attacco Guerriglia. A guerrilla attack may occur in this area. Please get indoors and obtain further information from radio or television broadcasts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time machine started to roa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But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It’s possible that Kurisu may have been involved in the paper he wrot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But what if his version was an inferior copy of an original that Kurisu wrote herself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Hey, the US military aren’t involved in researching Amadeus, are they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ho[line]“Of course no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ho[line]“...I’m sorry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ho[line]“Why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Leskinen[line]“You seemed to really like Lintahlo, didn’t you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Leskinen[line]“You could say his future is in your hands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ho[line]“Farewell—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 fell to the grou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yuri[line]“Okarin and Mamma were fish, swimming in the sea. The only two fish in the worl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Kagari[line]“There’s just one thing I’m searching for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Kagari[line]“the laughter of the stars,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Kagari[line]“twinkling in the wind,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Kagari[line]“you can grab it if you just reach out your han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yuri[line]“I’m sorry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yuri[line]“That’s not tru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ho[line][margin top="38"]These two pairings held a special meaning for m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Amadeus Kurisu[line]“That’s righ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oeka[line]“...Yeah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eyes[line]“Yes, that’s righ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 then—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eyes[line]“What?!”</text:p>
          </table:table-cell>
        </table:table-row>
        <table:table-row table:style-name="ro1" table:number-rows-repeated="104850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01:10:32.532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4T01:20:28.188000000</dc:date>
    <meta:editing-duration>P1DT15H57M45S</meta:editing-duration>
    <meta:editing-cycles>87</meta:editing-cycles>
    <meta:generator>LibreOffice/7.1.2.2$Windows_X86_64 LibreOffice_project/8a45595d069ef5570103caea1b71cc9d82b2aae4</meta:generator>
    <meta:document-statistic meta:table-count="1" meta:cell-count="140" meta:object-count="0"/>
  </office:meta>
</office:document-meta>
</file>